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licationObjectSupportTests.testWebApplicationObjectSupportWithWrong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ApplicationObjectSupportTests.testWebApplicationObject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